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31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X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sage : =GETMORNINGFIN(Ticker,Datacode)</text:p>
          </table:table-cell>
          <table:table-cell table:number-columns-repeated="2"/>
        </table:table-row>
        <table:table-row table:style-name="ro2">
          <table:table-cell table:style-name="ce3" office:value-type="string">
            <text:p>NOTE:<text:span text:style-name="T1"> Morningstar data availability varies by company.</text:span></text:p>
          </table:table-cell>
          <table:table-cell table:number-columns-repeated="2"/>
        </table:table-row>
        <table:table-row table:style-name="ro2">
          <table:table-cell table:style-name="ce3" office:value-type="string">
            <text:p><text:s text:c="11"/><text:span text:style-name="T1">Categories with N/A have no data for this company.</text:span>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5" office:value-type="string">
            <text:p>Datacodes (FY-1 to FY-6)</text:p>
          </table:table-cell>
          <table:table-cell table:style-name="ce5" office:value-type="string">
            <text:p>Example: FY–1</text:p>
          </table:table-cell>
        </table:table-row>
        <table:table-row table:style-name="ro1">
          <table:table-cell office:value-type="string">
            <text:p>Financial Year</text:p>
          </table:table-cell>
          <table:table-cell office:value-type="string">
            <text:p>1 to 6</text:p>
          </table:table-cell>
          <table:table-cell table:formula="of:=COM.SMF.TICKER.GETINFO.PYTHON.SMFIMPL.GETMORNINGFIN([.A1];1)" office:value-type="string" office:string-value="TTM">
            <text:p>TTM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7 to 12</text:p>
          </table:table-cell>
          <table:table-cell table:formula="of:=COM.SMF.TICKER.GETINFO.PYTHON.SMFIMPL.GETMORNINGFIN([.A1];7)" office:value-type="string" office:string-value="443708">
            <text:p>443708</text:p>
          </table:table-cell>
        </table:table-row>
        <table:table-row table:style-name="ro1">
          <table:table-cell office:value-type="string">
            <text:p>Cost of revenue</text:p>
          </table:table-cell>
          <table:table-cell office:value-type="string">
            <text:p>13 to 18</text:p>
          </table:table-cell>
          <table:table-cell table:formula="of:=COM.SMF.TICKER.GETINFO.PYTHON.SMFIMPL.GETMORNINGFIN([.A1];13)" office:value-type="string" office:string-value="318318">
            <text:p>318318</text:p>
          </table:table-cell>
        </table:table-row>
        <table:table-row table:style-name="ro1">
          <table:table-cell office:value-type="string">
            <text:p>Gross profit</text:p>
          </table:table-cell>
          <table:table-cell office:value-type="string">
            <text:p>19 to 24</text:p>
          </table:table-cell>
          <table:table-cell table:formula="of:=COM.SMF.TICKER.GETINFO.PYTHON.SMFIMPL.GETMORNINGFIN([.A1];19)" office:value-type="string" office:string-value="125390">
            <text:p>125390</text:p>
          </table:table-cell>
        </table:table-row>
        <table:table-row table:style-name="ro1">
          <table:table-cell table:style-name="ce4" office:value-type="string">
            <text:p>Research and development</text:p>
          </table:table-cell>
          <table:table-cell office:value-type="string">
            <text:p>25 to 30</text:p>
          </table:table-cell>
          <table:table-cell table:formula="of:=COM.SMF.TICKER.GETINFO.PYTHON.SMFIMPL.GETMORNINGFIN([.A1];25)" office:value-type="string" office:string-value="N/A">
            <text:p>N/A</text:p>
          </table:table-cell>
        </table:table-row>
        <table:table-row table:style-name="ro1">
          <table:table-cell office:value-type="string">
            <text:p>Sales, General and administrative</text:p>
          </table:table-cell>
          <table:table-cell office:value-type="string">
            <text:p>31 to 36</text:p>
          </table:table-cell>
          <table:table-cell table:formula="of:=COM.SMF.TICKER.GETINFO.PYTHON.SMFIMPL.GETMORNINGFIN([.A1];31)" office:value-type="string" office:string-value="12858">
            <text:p>12858</text:p>
          </table:table-cell>
        </table:table-row>
        <table:table-row table:style-name="ro1">
          <table:table-cell table:style-name="ce4" office:value-type="string">
            <text:p>Depreciation and amortization</text:p>
          </table:table-cell>
          <table:table-cell office:value-type="string">
            <text:p>37 to 42</text:p>
          </table:table-cell>
          <table:table-cell table:formula="of:=COM.SMF.TICKER.GETINFO.PYTHON.SMFIMPL.GETMORNINGFIN([.A1];37)" office:value-type="string" office:string-value="16912">
            <text:p>16912</text:p>
          </table:table-cell>
        </table:table-row>
        <table:table-row table:style-name="ro1">
          <table:table-cell table:style-name="ce4" office:value-type="string">
            <text:p>Interest expense</text:p>
          </table:table-cell>
          <table:table-cell office:value-type="string">
            <text:p>43 to 48</text:p>
          </table:table-cell>
          <table:table-cell table:formula="of:=COM.SMF.TICKER.GETINFO.PYTHON.SMFIMPL.GETMORNINGFIN([.A1];43)" office:value-type="string" office:string-value="272">
            <text:p>272</text:p>
          </table:table-cell>
        </table:table-row>
        <table:table-row table:style-name="ro1">
          <table:table-cell office:value-type="string">
            <text:p>Other operating expenses</text:p>
          </table:table-cell>
          <table:table-cell office:value-type="string">
            <text:p>49 to 54</text:p>
          </table:table-cell>
          <table:table-cell table:formula="of:=COM.SMF.TICKER.GETINFO.PYTHON.SMFIMPL.GETMORNINGFIN([.A1];49)" office:value-type="string" office:string-value="34653">
            <text:p>34653</text:p>
          </table:table-cell>
        </table:table-row>
        <table:table-row table:style-name="ro1">
          <table:table-cell table:style-name="ce4" office:value-type="string">
            <text:p>Total costs and expenses</text:p>
          </table:table-cell>
          <table:table-cell office:value-type="string">
            <text:p>55 to 60</text:p>
          </table:table-cell>
          <table:table-cell table:formula="of:=COM.SMF.TICKER.GETINFO.PYTHON.SMFIMPL.GETMORNINGFIN([.A1];55)" office:value-type="string" office:string-value="64695">
            <text:p>64695</text:p>
          </table:table-cell>
        </table:table-row>
        <table:table-row table:style-name="ro1">
          <table:table-cell office:value-type="string">
            <text:p>Total operating expenses</text:p>
          </table:table-cell>
          <table:table-cell office:value-type="string">
            <text:p>61 to 66</text:p>
          </table:table-cell>
          <table:table-cell table:formula="of:=COM.SMF.TICKER.GETINFO.PYTHON.SMFIMPL.GETMORNINGFIN([.A1];61)" office:value-type="string" office:string-value="N/A">
            <text:p>N/A</text:p>
          </table:table-cell>
        </table:table-row>
        <table:table-row table:style-name="ro1">
          <table:table-cell office:value-type="string">
            <text:p>Operating income</text:p>
          </table:table-cell>
          <table:table-cell office:value-type="string">
            <text:p>67 to 72</text:p>
          </table:table-cell>
          <table:table-cell table:formula="of:=COM.SMF.TICKER.GETINFO.PYTHON.SMFIMPL.GETMORNINGFIN([.A1];67)" office:value-type="string" office:string-value="N/A">
            <text:p>N/A</text:p>
          </table:table-cell>
        </table:table-row>
        <table:table-row table:style-name="ro1">
          <table:table-cell office:value-type="string">
            <text:p>Interest Expense</text:p>
          </table:table-cell>
          <table:table-cell office:value-type="string">
            <text:p>73 to 78</text:p>
          </table:table-cell>
          <table:table-cell table:formula="of:=COM.SMF.TICKER.GETINFO.PYTHON.SMFIMPL.GETMORNINGFIN([.A1];73)" office:value-type="string" office:string-value="N/A">
            <text:p>N/A</text:p>
          </table:table-cell>
        </table:table-row>
        <table:table-row table:style-name="ro1">
          <table:table-cell office:value-type="string">
            <text:p>Other income (expense)</text:p>
          </table:table-cell>
          <table:table-cell office:value-type="string">
            <text:p>79 to 84</text:p>
          </table:table-cell>
          <table:table-cell table:formula="of:=COM.SMF.TICKER.GETINFO.PYTHON.SMFIMPL.GETMORNINGFIN([.A1];79)" office:value-type="string" office:string-value="N/A">
            <text:p>N/A</text:p>
          </table:table-cell>
        </table:table-row>
        <table:table-row table:style-name="ro1">
          <table:table-cell office:value-type="string">
            <text:p>Income before taxes</text:p>
          </table:table-cell>
          <table:table-cell office:value-type="string">
            <text:p>85 to 90</text:p>
          </table:table-cell>
          <table:table-cell table:formula="of:=COM.SMF.TICKER.GETINFO.PYTHON.SMFIMPL.GETMORNINGFIN([.A1];85)" office:value-type="string" office:string-value="N/A">
            <text:p>N/A</text:p>
          </table:table-cell>
        </table:table-row>
        <table:table-row table:style-name="ro1">
          <table:table-cell table:style-name="ce4" office:value-type="string">
            <text:p>Income before income taxes</text:p>
          </table:table-cell>
          <table:table-cell office:value-type="string">
            <text:p>91 to 96</text:p>
          </table:table-cell>
          <table:table-cell table:formula="of:=COM.SMF.TICKER.GETINFO.PYTHON.SMFIMPL.GETMORNINGFIN([.A1];91)" office:value-type="string" office:string-value="60695">
            <text:p>60695</text:p>
          </table:table-cell>
        </table:table-row>
        <table:table-row table:style-name="ro1">
          <table:table-cell office:value-type="string">
            <text:p>Provision for income taxes</text:p>
          </table:table-cell>
          <table:table-cell office:value-type="string">
            <text:p>97 to 102</text:p>
          </table:table-cell>
          <table:table-cell table:formula="of:=COM.SMF.TICKER.GETINFO.PYTHON.SMFIMPL.GETMORNINGFIN([.A1];97)" office:value-type="string" office:string-value="25588">
            <text:p>25588</text:p>
          </table:table-cell>
        </table:table-row>
        <table:table-row table:style-name="ro1">
          <table:table-cell office:value-type="string">
            <text:p>Net income from continuing operations</text:p>
          </table:table-cell>
          <table:table-cell office:value-type="string">
            <text:p>103 to 108</text:p>
          </table:table-cell>
          <table:table-cell table:formula="of:=COM.SMF.TICKER.GETINFO.PYTHON.SMFIMPL.GETMORNINGFIN([.A1];103)" office:value-type="string" office:string-value="35107">
            <text:p>35107</text:p>
          </table:table-cell>
        </table:table-row>
        <table:table-row table:style-name="ro1">
          <table:table-cell office:value-type="string">
            <text:p>Net income from discontinuing ops</text:p>
          </table:table-cell>
          <table:table-cell office:value-type="string">
            <text:p>109 to 114</text:p>
          </table:table-cell>
          <table:table-cell table:formula="of:=COM.SMF.TICKER.GETINFO.PYTHON.SMFIMPL.GETMORNINGFIN([.A1];109)" office:value-type="string" office:string-value="N/A">
            <text:p>N/A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string">
            <text:p>115 to 120</text:p>
          </table:table-cell>
          <table:table-cell table:formula="of:=COM.SMF.TICKER.GETINFO.PYTHON.SMFIMPL.GETMORNINGFIN([.A1];115)" office:value-type="string" office:string-value="-927">
            <text:p>-927</text:p>
          </table:table-cell>
        </table:table-row>
        <table:table-row table:style-name="ro1">
          <table:table-cell office:value-type="string">
            <text:p>Net income</text:p>
          </table:table-cell>
          <table:table-cell office:value-type="string">
            <text:p>121 to 126</text:p>
          </table:table-cell>
          <table:table-cell table:formula="of:=COM.SMF.TICKER.GETINFO.PYTHON.SMFIMPL.GETMORNINGFIN([.A1];121)" office:value-type="string" office:string-value="34180">
            <text:p>34180</text:p>
          </table:table-cell>
        </table:table-row>
        <table:table-row table:style-name="ro1">
          <table:table-cell office:value-type="string">
            <text:p>Net income available to common shareholders</text:p>
          </table:table-cell>
          <table:table-cell office:value-type="string">
            <text:p>127 to 132</text:p>
          </table:table-cell>
          <table:table-cell table:formula="of:=COM.SMF.TICKER.GETINFO.PYTHON.SMFIMPL.GETMORNINGFIN([.A1];127)" office:value-type="string" office:string-value="34180">
            <text:p>34180</text:p>
          </table:table-cell>
        </table:table-row>
        <table:table-row table:style-name="ro1">
          <table:table-cell office:value-type="string">
            <text:p>Basic EPS</text:p>
          </table:table-cell>
          <table:table-cell office:value-type="string">
            <text:p>133 to 138</text:p>
          </table:table-cell>
          <table:table-cell table:formula="of:=COM.SMF.TICKER.GETINFO.PYTHON.SMFIMPL.GETMORNINGFIN([.A1];133)" office:value-type="string" office:string-value="7.66">
            <text:p>7.66</text:p>
          </table:table-cell>
        </table:table-row>
        <table:table-row table:style-name="ro1">
          <table:table-cell office:value-type="string">
            <text:p>Basic Weighted Shares Outstanding</text:p>
          </table:table-cell>
          <table:table-cell office:value-type="string">
            <text:p>139 to 144</text:p>
          </table:table-cell>
          <table:table-cell table:formula="of:=COM.SMF.TICKER.GETINFO.PYTHON.SMFIMPL.GETMORNINGFIN([.A1];139)" office:value-type="string" office:string-value="4464">
            <text:p>4464</text:p>
          </table:table-cell>
        </table:table-row>
        <table:table-row table:style-name="ro1">
          <table:table-cell office:value-type="string">
            <text:p>Diluted EPS</text:p>
          </table:table-cell>
          <table:table-cell office:value-type="string">
            <text:p>145 to 150</text:p>
          </table:table-cell>
          <table:table-cell table:formula="of:=COM.SMF.TICKER.GETINFO.PYTHON.SMFIMPL.GETMORNINGFIN([.A1];145)" office:value-type="string" office:string-value="7.66">
            <text:p>7.66</text:p>
          </table:table-cell>
        </table:table-row>
        <table:table-row table:style-name="ro1">
          <table:table-cell office:value-type="string">
            <text:p>Diluted Weighted Shares Outstanding</text:p>
          </table:table-cell>
          <table:table-cell office:value-type="string">
            <text:p>151 to 156</text:p>
          </table:table-cell>
          <table:table-cell table:formula="of:=COM.SMF.TICKER.GETINFO.PYTHON.SMFIMPL.GETMORNINGFIN([.A1];151)" office:value-type="string" office:string-value="4464">
            <text:p>4464</text:p>
          </table:table-cell>
        </table:table-row>
        <table:table-row table:style-name="ro1">
          <table:table-cell office:value-type="string">
            <text:p>EBITDA</text:p>
          </table:table-cell>
          <table:table-cell office:value-type="string">
            <text:p>157 to 162</text:p>
          </table:table-cell>
          <table:table-cell table:formula="of:=COM.SMF.TICKER.GETINFO.PYTHON.SMFIMPL.GETMORNINGFIN([.A1];157)" office:value-type="string" office:string-value="60640">
            <text:p>60640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8T17:09:55</dc:date>
    <dc:creator>Dave </dc:creator>
    <meta:generator>LibreOffice/3.5$Linux_X86_64 LibreOffice_project/350m1$Build-2</meta:generator>
    <meta:editing-duration>PT6M53S</meta:editing-duration>
    <meta:editing-cycles>14</meta:editing-cycles>
    <meta:document-statistic meta:table-count="1" meta:cell-count="87" meta:object-count="0"/>
  </office:meta>
</office:document-meta>
</file>